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h text:style-name="Heading_20_1" text:outline-level="1">Pandoc</text:h>
      <text:p text:style-name="First_20_paragraph">benutzt Markdown und in Markdown schreibt man <text:a xlink:type="simple" xlink:href="http://pandoc.org" office:name=""><text:span text:style-name="Definition">Links</text:span></text:a> und man <text:span text:style-name="T1">kann</text:span><text:span text:style-name="T2"> </text:span><text:span text:style-name="T3">auch</text:span> <text:span text:style-name="T4">fett</text:span> schreiben.</text:p>
      <text:list text:style-name="L1">
        <text:list-item>
          <text:p text:style-name="P1">1</text:p>
        </text:list-item>
        <text:list-item>
          <text:p text:style-name="P1">2</text:p>
        </text:list-item>
        <text:list-item>
          <text:p text:style-name="P1">3</text:p>
        </text:list-item>
        <text:list-item>
          <text:p text:style-name="P1">4</text:p>
        </text:list-item>
      </text:list>
      <text:p text:style-name="First_20_paragraph">Die gibt es auch in nummeriert</text:p>
      <text:list text:style-name="L2">
        <text:list-item>
          <text:p text:style-name="P2">a</text:p>
        </text:list-item>
        <text:list-item>
          <text:p text:style-name="P2">b</text:p>
        </text:list-item>
        <text:list-item>
          <text:p text:style-name="P2">c</text:p>
        </text:list-item>
        <text:list-item>
          <text:p text:style-name="P2">d</text:p>
        </text:list-item>
      </text:list>
      <text:p text:style-name="First_20_paragraph">Und so ziemlich alles was man sonst so will.</text:p>
      <text:h text:style-name="Heading_20_2" text:outline-level="2">Mehr</text:h>
      <text:p text:style-name="First_20_paragraph">Und so ziemlich alles was man sonst so wil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